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olymorphism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ynamic Polymorphism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Dynamic Polymorphism</text:span></text:p>
              </text:list-item>
            </text:list>
            <text:list text:style-name="L3">
              <text:list-item>
                <text:list>
                  <text:list-item>
                    <text:p text:style-name="P3">Exact type (and behavior) of an object varies as the program ru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xample: Procedure parameter that can refer to objects of various types that all share a common interface.<text:line-break/><text:line-break/>As program runs different objects are sent to the procedure and are all handled in a uniform way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Also called “Object Oriented Programming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atic Polymorphis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Static Polymorphism</text:p>
              </text:list-item>
            </text:list>
            <text:list text:style-name="L3">
              <text:list-item>
                <text:list>
                  <text:list-item>
                    <text:p text:style-name="P3">Exact type (and behavior) of an object is set at compile time based on a generic definition that is specialized by the compile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xample: A generic procedure accepts objects of a type with particular properties. That type is (fully) specified during compilation.<text:line-break/><text:line-break/>Different instances of the procedure can be made for different typ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++ templates, Ada gene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Cam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OCaml supports both kinds of polymorphism.</text:p>
              </text:list-item>
            </text:list>
            <text:list text:style-name="L3">
              <text:list-item>
                <text:list>
                  <text:list-item>
                    <text:p text:style-name="P3">“Objective” Caml (OCaml) supports object oriented programming: dynamic polymorphis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We won't discuss this feature in this class (you've seen it before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Also supports static polymorphis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Interesting and powerful interactions with type in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imple Example</text:p>
          </draw:text-box>
        </draw:frame>
        <draw:frame presentation:style-name="pr5" draw:layer="layout" svg:width="25.199cm" svg:height="13.91cm" svg:x="1.4cm" svg:y="4.914cm" presentation:class="outline" presentation:user-transformed="true">
          <draw:text-box>
            <text:list text:style-name="L3">
              <text:list-item>
                <text:p text:style-name="P2">What type is inferred for this function?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f x = 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Argument not being used in a way that requires any specific typ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Top level says: <text:span text:style-name="T2">val f : 'a -&gt; 'a = &lt;fun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3">“</text:span><text:span text:style-name="T3">Identity” function can process any type!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Simply returns its argum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'a</text:span><text:span text:style-name="T3"> is a type variable that can represent any typ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Stands for Greek letter Alph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f</text:span><text:span text:style-name="T3"> must return the same type it is giv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o Twice</text:p>
          </draw:text-box>
        </draw:frame>
        <draw:frame presentation:style-name="pr5" draw:layer="layout" svg:width="25.199cm" svg:height="14.808cm" svg:x="1.4cm" svg:y="4.914cm" presentation:class="outline" presentation:user-transformed="true">
          <draw:text-box>
            <text:list text:style-name="L3">
              <text:list-item>
                <text:p text:style-name="P2">Consider the <text:span text:style-name="T2">do_twice</text:span> function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t do_twice f x = f (f 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he type is <text:span text:style-name="T2">('a -&gt; 'a) -&gt; 'a -&gt; '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Function taking (function taking alpha and returning alpha) and an alpha, and returning alph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3">Let </text:span><text:span text:style-name="T2">'a</text:span><text:span text:style-name="T3"> be </text:span><text:span text:style-name="T2">in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do_twice (fun x -&gt; x + 1) 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3">Evaluates to 4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3">Let </text:span><text:span text:style-name="T2">'a</text:span><text:span text:style-name="T3"> be </text:span><text:span text:style-name="T2">floa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do_twice (fun x -&gt; 2.0 *. x) 2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ow Does It Work?</text:p>
          </draw:text-box>
        </draw:frame>
        <draw:frame presentation:style-name="pr5" draw:layer="layout" svg:width="25.199cm" svg:height="15.089cm" svg:x="1.4cm" svg:y="4.914cm" presentation:class="outline" presentation:user-transformed="true">
          <draw:text-box>
            <text:list text:style-name="L3">
              <text:list-item>
                <text:p text:style-name="P2">Type inference is the key.</text:p>
              </text:list-item>
            </text:list>
            <text:list text:style-name="L3">
              <text:list-item>
                <text:list>
                  <text:list-item>
                    <text:p text:style-name="P3">Compiler looks over your code and makes a list of constraints that must apply to all the types involv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x + 1</text:span> means <text:span text:style-name="T2">x</text:span> is constrained to be an <text:span text:style-name="T2">int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fst p</text:span> means that <text:span text:style-name="T2">p</text:span> must be a pair, but the type of each component is still unconstrained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(fst p) + 1</text:span> means the first component of the pair must be <text:span text:style-name="T2">int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hen all constraints found, they are “solved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Unique solution: All the types are fully specified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No solution: Type erro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Multiple solutions: Generalize the types polymorphicall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brary Examples</text:p>
          </draw:text-box>
        </draw:frame>
        <draw:frame presentation:style-name="pr5" draw:layer="layout" svg:width="25.199cm" svg:height="15.49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List.length</text:span></text:p>
              </text:list-item>
            </text:list>
            <text:list text:style-name="L3">
              <text:list-item>
                <text:list>
                  <text:list-item>
                    <text:p text:style-name="P3">Has type <text:span text:style-name="T2">'a list -&gt; 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an be applied to any type of list.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List.filter</text:span></text:p>
              </text:list-item>
            </text:list>
            <text:list text:style-name="L3">
              <text:list-item>
                <text:list>
                  <text:list-item>
                    <text:p text:style-name="P3">Has type <text:span text:style-name="T2">('a -&gt; bool) -&gt; 'a list -&gt; 'a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akes a predicate that takes an alpha and returns a <text:span text:style-name="T2">bool</text:span>, a list of alphas, and returns a (filtered) lis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ist.filter (fun x -&gt; x mod 2 = 0)</text:span><text:span text:style-name="T2"><text:line-break/></text:span><text:span text:style-name="T2"><text:tab/></text:span><text:span text:style-name="T2">[1; 2; 3; 4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an work with any list, provided predicate is r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old Left</text:p>
          </draw:text-box>
        </draw:frame>
        <draw:frame presentation:style-name="pr5" draw:layer="layout" svg:width="25.199cm" svg:height="15.326cm" svg:x="1.4cm" svg:y="4.914cm" presentation:class="outline" presentation:user-transformed="true">
          <draw:text-box>
            <text:list text:style-name="L3">
              <text:list-item>
                <text:p text:style-name="P2">The polymorphic <text:span text:style-name="T2">fold_left</text:span> function is very versatil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ist.fold_left</text:span><text:span text:style-name="T2"><text:line-break/></text:span><text:span text:style-name="T2"><text:tab/></text:span><text:span text:style-name="T2">(fun x y -&gt; x + y) 0 [1; 2; 3; 4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Takes a “combiner” function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Combines the initial value (0 above) with first list elemen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Combines result of above with next list elemen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Continues to the end; returns final resul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“Folds” the list from the left into a single scala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Above evaluates to 10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ype: <text:span text:style-name="T2">('a -&gt; 'b -&gt; 'a) -&gt; 'a -&gt; 'b list -&gt; '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10-27T13:27:15</dc:date>
    <meta:editing-cycles>2</meta:editing-cycles>
    <meta:editing-duration>PT37M52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